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5b7" officeooo:paragraph-rsid="001e55b7"/>
    </style:style>
    <style:style style:name="P2" style:family="paragraph" style:parent-style-name="Standard">
      <style:text-properties officeooo:rsid="001f76bd" officeooo:paragraph-rsid="001f7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 :</text:p>
      <text:p text:style-name="P1"/>
      <text:p text:style-name="P1">a : le cebntre de ce graphe est Loïc car la distance max avec un eleve est de 2</text:p>
      <text:p text:style-name="P1"/>
      <text:p text:style-name="P1">b : le rayon est de 2</text:p>
      <text:p text:style-name="P1"/>
      <text:p text:style-name="P1">c : diametre : 4</text:p>
      <text:p text:style-name="P1"/>
      <text:p text:style-name="P2">3 : </text:p>
      <text:p text:style-name="P2"/>
      <text:p text:style-name="P2">soit avec des dictionnaires, soit avec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1:22:05.501449303</meta:creation-date>
    <dc:date>2026-01-29T12:40:02.723679331</dc:date>
    <meta:editing-duration>PT2M35S</meta:editing-duration>
    <meta:editing-cycles>1</meta:editing-cycles>
    <meta:document-statistic meta:table-count="0" meta:image-count="0" meta:object-count="0" meta:page-count="1" meta:paragraph-count="6" meta:word-count="41" meta:character-count="164" meta:non-whitespace-character-count="127"/>
    <meta:generator>LibreOffice/24.2.7.2$Linux_X86_64 LibreOffice_project/420$Build-2</meta:generator>
  </office:meta>
</office:document-meta>
</file>